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1pt" officeooo:rsid="000ea83c" officeooo:paragraph-rsid="000ea83c" style:font-size-asian="11pt" style:font-size-complex="11pt"/>
    </style:style>
    <style:style style:name="P2" style:family="paragraph" style:parent-style-name="Standard">
      <style:text-properties style:font-name="Consolas" fo:font-size="11pt" officeooo:rsid="001744fb" officeooo:paragraph-rsid="001744fb" style:font-size-asian="11pt" style:font-size-complex="11pt"/>
    </style:style>
    <style:style style:name="P3" style:family="paragraph" style:parent-style-name="Standard">
      <style:text-properties style:font-name="Consolas" fo:font-size="11pt" officeooo:rsid="001ebf4f" officeooo:paragraph-rsid="001ebf4f" style:font-size-asian="11pt" style:font-size-complex="11pt"/>
    </style:style>
    <style:style style:name="P4" style:family="paragraph" style:parent-style-name="Standard">
      <style:text-properties style:font-name="Consolas" fo:font-size="11pt" fo:font-weight="bold" officeooo:rsid="001fcced" officeooo:paragraph-rsid="001fcce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Consolas" fo:font-size="11pt" officeooo:paragraph-rsid="0022c9b9" style:font-size-asian="11pt" style:font-size-complex="11pt"/>
    </style:style>
    <style:style style:name="P6" style:family="paragraph" style:parent-style-name="Standard">
      <style:paragraph-properties style:line-height-at-least="0.503cm"/>
      <style:text-properties fo:color="#000000" loext:opacity="100%" style:font-name="Consolas" fo:font-size="11pt" fo:font-weight="normal" fo:background-color="#ffffff" style:font-size-asian="11pt" style:font-size-complex="11pt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1pt" fo:font-weight="normal" fo:background-color="#ffffff" style:font-size-asian="11pt" style:font-size-complex="11pt"/>
    </style:style>
    <style:style style:name="P8" style:family="paragraph" style:parent-style-name="Standard">
      <style:paragraph-properties style:line-height-at-least="0.503cm"/>
      <style:text-properties fo:color="#000000" loext:opacity="100%" style:font-name="Consolas1" fo:font-size="10.5pt" fo:font-weight="bold" officeooo:paragraph-rsid="002951e0" fo:background-color="#ffffff"/>
    </style:style>
    <style:style style:name="P9" style:family="paragraph" style:parent-style-name="Standard">
      <style:paragraph-properties style:line-height-at-least="0.503cm"/>
      <style:text-properties fo:color="#000000" loext:opacity="100%" style:font-name="Consolas1" fo:font-size="10.5pt" fo:font-weight="normal" officeooo:rsid="002951e0" officeooo:paragraph-rsid="002951e0" fo:background-color="#ffffff" style:font-weight-asian="normal" style:font-weight-complex="normal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fo:background-color="#ffffff"/>
    </style:style>
    <style:style style:name="P11" style:family="paragraph" style:parent-style-name="Standard">
      <style:text-properties style:font-name="Consolas" fo:font-size="11pt" officeooo:rsid="0022c9b9" officeooo:paragraph-rsid="0022c9b9" style:font-size-asian="11pt" style:font-size-complex="11pt"/>
    </style:style>
    <style:style style:name="T1" style:family="text">
      <style:text-properties officeooo:rsid="001ebf4f"/>
    </style:style>
    <style:style style:name="T2" style:family="text">
      <style:text-properties fo:font-weight="bold" officeooo:rsid="001ebf4f" style:font-weight-asian="bold" style:font-weight-complex="bold"/>
    </style:style>
    <style:style style:name="T3" style:family="text">
      <style:text-properties fo:font-weight="normal" officeooo:rsid="001ebf4f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cced" style:font-weight-asian="normal" style:font-weight-complex="normal"/>
    </style:style>
    <style:style style:name="T7" style:family="text">
      <style:text-properties officeooo:rsid="001fcced"/>
    </style:style>
    <style:style style:name="T8" style:family="text">
      <style:text-properties fo:font-weight="normal" officeooo:rsid="0021732a" style:font-weight-asian="normal" style:font-weight-complex="normal"/>
    </style:style>
    <style:style style:name="T9" style:family="text">
      <style:text-properties officeooo:rsid="0021732a"/>
    </style:style>
    <style:style style:name="T10" style:family="text">
      <style:text-properties officeooo:rsid="0022c9b9"/>
    </style:style>
    <style:style style:name="T11" style:family="text">
      <style:text-properties fo:font-weight="bold" officeooo:rsid="002951e0" style:font-weight-asian="bold" style:font-weight-complex="bold"/>
    </style:style>
    <style:style style:name="T12" style:family="text">
      <style:text-properties officeooo:rsid="002951e0"/>
    </style:style>
    <style:style style:name="T13" style:family="text">
      <style:text-properties fo:color="#000000" loext:opacity="100%" fo:font-weight="normal" fo:background-color="#ffffff" loext:char-shading-value="0"/>
    </style:style>
    <style:style style:name="T14" style:family="text">
      <style:text-properties officeooo:rsid="002951e0" style:font-weight-asian="bold" style:font-weight-complex="bold"/>
    </style:style>
    <style:style style:name="T15" style:family="text">
      <style:text-properties fo:font-weight="normal"/>
    </style:style>
    <style:style style:name="T16" style:family="text">
      <style:text-properties fo:color="#0000ff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zdalenko Alexey</text:p>
      <text:p text:style-name="P1"/>
      <text:p text:style-name="P2">1. <text:span text:style-name="T1">Las capas son: </text:span><text:span text:style-name="T2">capa de presentación </text:span><text:span text:style-name="T3">es responsable de navegabilidad, validación de los datos de entrada, formateo de los datos de salida, presentación de la web, estilos y etc. Se trata de capa que trabaja el usuario como tal.</text:span></text:p>
      <text:p text:style-name="P3"><text:span text:style-name="T4">Capa de negocio</text:span><text:span text:style-name="T5"> es la que recibe las peticiones de usuario y desde donde se le envían las respuestas. </text:span><text:span text:style-name="T6">En otras palabras la capa de negocio es el backend de la aplicación.</text:span></text:p>
      <text:p text:style-name="P4"><text:span text:style-name="T7">C</text:span>apa de acceso a datos <text:span text:style-name="T8">esta formada por gestores (gestor)</text:span><text:span text:style-name="T9"> </text:span><text:span text:style-name="T8">de determinados bases de datos, las cuales se encargan de almacenar, estructurar y recuperar los datos.</text:span></text:p>
      <text:p text:style-name="P1"/>
      <text:p text:style-name="P5"><text:span text:style-name="T10">2. </text:span><text:span text:style-name="T11">Plataforma LAMP</text:span><text:span text:style-name="T12"> </text:span><text:span text:style-name="T13">trabaja enteramente con componentes de software libre y no está sujeta a restricciones propietarias. El nombre LAMP surge de las iniciales de los componentes de software que la integran:</text:span></text:p>
      <text:p text:style-name="P6">Linux: Sistema operativo.</text:p>
      <text:p text:style-name="P7">Apache: Servidor web.</text:p>
      <text:p text:style-name="P7">MySQL: Gestor de bases de datos.</text:p>
      <text:p text:style-name="P7">PHP: Lenguaje interpretado PHP, aunque a veces se sustituye por Perl o Python.</text:p>
      <text:p text:style-name="P8"><text:span text:style-name="T14"/></text:p>
      <text:p text:style-name="P8"><text:span text:style-name="T14">Plataforma WISA </text:span><text:span text:style-name="T15">está basada en tecnologías desarrolladas por la compañía Microsoft; se trata, por lo tanto, de software propietario. La componen los siguientes elementos:</text:span></text:p>
      <text:p text:style-name="P9">Windows: Sistema operativo.</text:p>
      <text:p text:style-name="P10">Internet Information Services: servidor web.</text:p>
      <text:p text:style-name="P10">SQL Server: gestor de bases de datos.</text:p>
      <text:p text:style-name="P10">ASP o <text:span text:style-name="T16">ASP.NET</text:span> como lenguaje para scripting del lado del servidor.</text:p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09:07:25.271000000</meta:creation-date>
    <dc:date>2024-10-17T21:02:15.688000000</dc:date>
    <meta:editing-duration>PT11H54M48S</meta:editing-duration>
    <meta:editing-cycles>8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14" meta:word-count="207" meta:character-count="1281" meta:non-whitespace-character-count="1088"/>
  </office:meta>
</office:document-meta>
</file>